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0e61c0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0e61c0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0e61c0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0e61c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0e61c0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0e61c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0e61c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0e61c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e61c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0e61c0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0e61c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0e61c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0e61c0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0e61c0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0e61c0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0e61c0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0e61c0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0e61c0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0e61c0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0e61c0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0e61c0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0e61c0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0e61c0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0e61c0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0e61c0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0e61c0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0e61c0"/>
    </style:style>
    <style:style style:name="P28" style:family="paragraph" style:parent-style-name="Standard">
      <style:text-properties style:font-name="Times New Roman" officeooo:paragraph-rsid="000e61c0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0206"/>
    </style:style>
    <style:style style:name="T4" style:family="text">
      <style:text-properties officeooo:rsid="00072218"/>
    </style:style>
    <style:style style:name="T5" style:family="text">
      <style:text-properties officeooo:rsid="00139224"/>
    </style:style>
    <style:style style:name="T6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0206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3922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e61c0" style:font-size-asian="12pt" style:font-weight-asian="normal" style:font-size-complex="12pt" style:font-weight-complex="normal"/>
    </style:style>
    <style:style style:name="T12" style:family="text">
      <style:text-properties officeooo:rsid="0017b1d4"/>
    </style:style>
    <style:style style:name="T13" style:family="text">
      <style:text-properties fo:font-style="italic" officeooo:rsid="0017b1d4" style:font-style-asian="italic" style:font-style-complex="italic"/>
    </style:style>
    <style:style style:name="T14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7" style:family="text">
      <style:text-properties fo:font-style="normal" officeooo:rsid="00072218" style:font-style-asian="normal" style:font-style-complex="normal"/>
    </style:style>
    <style:style style:name="T18" style:family="text">
      <style:text-properties fo:font-style="normal" officeooo:rsid="0017b1d4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20" style:family="text">
      <style:text-properties fo:font-weight="normal" officeooo:rsid="00147e77" style:font-weight-asian="normal" style:font-weight-complex="normal"/>
    </style:style>
    <style:style style:name="T21" style:family="text">
      <style:text-properties fo:font-weight="normal" officeooo:rsid="00072218" style:font-weight-asian="normal" style:font-weight-complex="normal"/>
    </style:style>
    <style:style style:name="T22" style:family="text">
      <style:text-properties fo:font-weight="normal" officeooo:rsid="00070206" style:font-weight-asian="normal" style:font-weight-complex="normal"/>
    </style:style>
    <style:style style:name="T23" style:family="text">
      <style:text-properties fo:font-weight="normal" officeooo:rsid="00162300" style:font-weight-asian="normal" style:font-weight-complex="normal"/>
    </style:style>
    <style:style style:name="T24" style:family="text">
      <style:text-properties fo:font-weight="normal" officeooo:rsid="0013c08d" style:font-weight-asian="normal" style:font-weight-complex="normal"/>
    </style:style>
    <style:style style:name="T25" style:family="text">
      <style:text-properties fo:font-weight="normal" officeooo:rsid="0017b1d4" style:font-weight-asian="normal" style:font-weight-complex="normal"/>
    </style:style>
    <style:style style:name="T26" style:family="text">
      <style:text-properties fo:font-weight="normal" officeooo:rsid="001955bf" style:font-weight-asian="normal" style:font-weight-complex="normal"/>
    </style:style>
    <style:style style:name="T27" style:family="text">
      <style:text-properties fo:font-weight="normal" officeooo:rsid="0008608a" style:font-weight-asian="normal" style:font-weight-complex="normal"/>
    </style:style>
    <style:style style:name="T28" style:family="text">
      <style:text-properties fo:font-weight="normal" officeooo:rsid="001fe433" style:font-weight-asian="normal" style:font-weight-complex="normal"/>
    </style:style>
    <style:style style:name="T29" style:family="text">
      <style:text-properties fo:font-weight="normal" officeooo:rsid="002202a7" style:font-weight-asian="normal" style:font-weight-complex="normal"/>
    </style:style>
    <style:style style:name="T30" style:family="text">
      <style:text-properties fo:font-weight="normal" officeooo:rsid="0019bd2b" style:font-weight-asian="normal" style:font-weight-complex="normal"/>
    </style:style>
    <style:style style:name="T31" style:family="text">
      <style:text-properties fo:font-weight="normal" officeooo:rsid="000e61c0" style:font-weight-asian="normal" style:font-weight-complex="normal"/>
    </style:style>
    <style:style style:name="T32" style:family="text">
      <style:text-properties officeooo:rsid="0008608a"/>
    </style:style>
    <style:style style:name="T33" style:family="text">
      <style:text-properties officeooo:rsid="0022499a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officeooo:rsid="001fe433"/>
    </style:style>
    <style:style style:name="T36" style:family="text">
      <style:text-properties style:text-underline-style="solid" style:text-underline-width="auto" style:text-underline-color="font-color" officeooo:rsid="0017b1d4"/>
    </style:style>
    <style:style style:name="T37" style:family="text">
      <style:text-properties officeooo:rsid="0019bd2b"/>
    </style:style>
    <style:style style:name="T38" style:family="text">
      <style:text-properties officeooo:rsid="000e61c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_</text:span><text:span text:style-name="T38">Consultazione</text:span><text:span text:style-name="T4"> Graduatoria </text:span><text:span text:style-name="T38">provvisoria</text:span><text:span text:style-name="T4"> </text:span><text:span text:style-name="T38">10</text:span></text:p>
      <text:p text:style-name="P22"/>
      <text:list xml:id="list32229828" text:style-name="L1">
        <text:list-item>
          <text:p text:style-name="P23">Nome del Test Case</text:p>
        </text:list-item>
      </text:list>
      <text:list xml:id="list32222408" text:style-name="L3">
        <text:list-header>
          <text:p text:style-name="P27"><text:span text:style-name="T6">Test Case TC_</text:span><text:span text:style-name="T11">Consultazione</text:span><text:span text:style-name="T8">Graduatoria</text:span><text:span text:style-name="T11">Provvisoria</text:span><text:span text:style-name="T9">_</text:span><text:span text:style-name="T11">10</text:span></text:p>
        </text:list-header>
      </text:list>
      <text:p text:style-name="P13"/>
      <text:list xml:id="list32247906" text:continue-list="list32229828" text:style-name="L1">
        <text:list-item>
          <text:p text:style-name="P24">Test Case <text:span text:style-name="T12">Specification Identifier</text:span></text:p>
        </text:list-item>
      </text:list>
      <text:p text:style-name="P17"><text:span text:style-name="T12"><text:tab/></text:span><text:span text:style-name="T13">Caso d'uso da testare</text:span></text:p>
      <text:p text:style-name="P17"><text:span text:style-name="T15"><text:tab/></text:span><text:span text:style-name="T20">UC_</text:span><text:span text:style-name="T21">ACC_3.</text:span><text:span text:style-name="T31">4</text:span><text:span text:style-name="T20"> –</text:span><text:span text:style-name="T23"> </text:span><text:span text:style-name="T31">Consultazione</text:span><text:span text:style-name="T21"> Graduatoria </text:span><text:span text:style-name="T31">Provvisoria</text:span></text:p>
      <text:list xml:id="list32274787" text:continue-numbering="true" text:style-name="L1">
        <text:list-header>
          <text:p text:style-name="P20">Version date</text:p>
          <text:p text:style-name="P4">1<text:span text:style-name="T4">3</text:span>/12/12 </text:p>
          <text:p text:style-name="P20">Version number</text:p>
        </text:list-header>
      </text:list>
      <text:p text:style-name="P28"><text:span text:style-name="T12"><text:tab/></text:span>v. 1.0 </text:p>
      <text:p text:style-name="P21"><text:tab/>Version author</text:p>
      <text:p text:style-name="P5"><text:span text:style-name="T16"><text:tab/></text:span><text:span text:style-name="T17">Ferdinando Di Palma</text:span></text:p>
      <text:list xml:id="list32275878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32">Gestione Graduatorie</text:span>, in particolare la funzionalità di<text:span text:style-name="T33"> </text:span><text:span text:style-name="T3">visualizzazione</text:span><text:span text:style-name="T32"> dell</text:span><text:span text:style-name="T3">e</text:span><text:span text:style-name="T32"> Graduatoria </text:span><text:span text:style-name="T38">Provvisoria</text:span><text:span text:style-name="T32"> all'interno del sistema</text:span></text:p>
          <text:p text:style-name="P20">Riferimenti</text:p>
        </text:list-item>
      </text:list>
      <text:p text:style-name="P5"><text:tab/><text:span text:style-name="T12">Specifica dei requisiti</text:span></text:p>
      <text:p text:style-name="P5"/>
      <text:list xml:id="list32275648" text:continue-numbering="true" text:style-name="L1">
        <text:list-item>
          <text:p text:style-name="P14"><text:span text:style-name="T34">Input</text:span> </text:p>
          <text:p text:style-name="P15"><text:span text:style-name="T13">Data </text:span><text:span text:style-name="T14">-</text:span></text:p>
          <text:p text:style-name="P15"><text:span text:style-name="T13">Tables</text:span><text:span text:style-name="T12"> </text:span><text:span text:style-name="T35">-</text:span></text:p>
          <text:p text:style-name="P15"><text:span text:style-name="T13">Human</text:span><text:span text:style-name="T12"> </text:span><text:span text:style-name="T13">Action</text:span></text:p>
          <text:p text:style-name="P10"><text:span text:style-name="T25">L'utente visita l</text:span><text:span text:style-name="T26">a pagina</text:span><text:span text:style-name="T25"> di </text:span><text:span text:style-name="T22">Visualizza</text:span><text:span text:style-name="T27"> Graduatoria </text:span><text:span text:style-name="T31">Provvisoria</text:span></text:p>
          <text:p text:style-name="P15"><text:span text:style-name="T13">Condition</text:span><text:span text:style-name="T12"> </text:span></text:p>
          <text:list>
            <text:list-header>
              <text:p text:style-name="P11">States</text:p>
              <text:list>
                <text:list-header>
                  <text:p text:style-name="P10"><text:span text:style-name="T36">Initial</text:span><text:span text:style-name="T12">: </text:span><text:span text:style-name="T25">Connessione dati attiva</text:span></text:p>
                  <text:p text:style-name="P10"><text:span text:style-name="T36">Intermediate</text:span><text:span text:style-name="T12">: </text:span><text:span text:style-name="T25">Connessione dati attiva</text:span></text:p>
                  <text:p text:style-name="P15"><text:span text:style-name="T19">Final</text:span><text:span text:style-name="T18">: </text:span><text:span text:style-name="T15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6">Database</text:span><text:span text:style-name="T12">: </text:span></text:p>
                  <text:p text:style-name="P10"><text:span text:style-name="T36">Control files</text:span><text:span text:style-name="T12">: </text:span><text:span text:style-name="T25"><text:s/></text:span></text:p>
                  <text:p text:style-name="P10"><text:span text:style-name="T36">Transaction files</text:span><text:span text:style-name="T12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13">Tables</text:span><text:span text:style-name="T12"> -</text:span></text:p>
          <text:p text:style-name="P7">Il sistema<text:span text:style-name="T5"> </text:span><text:span text:style-name="T37">visualizza correttamente la</text:span><text:span text:style-name="T3"> Graduatoria </text:span><text:span text:style-name="T38">Provvisoria </text:span><text:span text:style-name="T3">salvat</text:span><text:span text:style-name="T38">a</text:span><text:span text:style-name="T3"> nel sistema</text:span></text:p>
          <text:p text:style-name="P16"><text:span text:style-name="T13">Human</text:span><text:span text:style-name="T12"> </text:span><text:span text:style-name="T13">Action</text:span></text:p>
          <text:p text:style-name="P15"><text:span text:style-name="T13">Condition</text:span><text:span text:style-name="T12"> </text:span></text:p>
          <text:list>
            <text:list-header>
              <text:p text:style-name="P11">States</text:p>
              <text:list>
                <text:list-header>
                  <text:p text:style-name="P10"><text:span text:style-name="T36">Initial</text:span><text:span text:style-name="T12">: </text:span></text:p>
                  <text:p text:style-name="P10"><text:span text:style-name="T36">Intermediate</text:span><text:span text:style-name="T12">: </text:span></text:p>
                  <text:p text:style-name="P15"><text:span text:style-name="T19">Final</text:span><text:span text:style-name="T18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6">Database</text:span><text:span text:style-name="T12">: </text:span></text:p>
                  <text:p text:style-name="P10"><text:span text:style-name="T36">Control files</text:span><text:span text:style-name="T12">: </text:span><text:span text:style-name="T25"><text:s/></text:span></text:p>
                  <text:p text:style-name="P10"><text:span text:style-name="T36">Transaction files</text:span><text:span text:style-name="T12">: </text:span></text:p>
                </text:list-header>
              </text:list>
            </text:list-header>
          </text:list>
          <text:p text:style-name="P20">Relationship</text:p>
          <text:p text:style-name="P20"><text:soft-page-break/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34">Test frame</text:span> </text:p>
        </text:list-item>
      </text:list>
      <text:p text:style-name="P19"><text:tab/><text:span text:style-name="T28">Tabella: dati </text:span><text:span text:style-name="T31">corretti</text:span></text:p>
      <text:p text:style-name="P2"/>
      <text:list xml:id="list32259795" text:continue-numbering="true" text:style-name="L1">
        <text:list-item>
          <text:p text:style-name="P26">Vincoli ambientali</text:p>
          <text:p text:style-name="P3">Connessione <text:span text:style-name="T35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2:09:07.50</meta:creation-date>
    <dc:date>2012-12-13T12:12:25.26</dc:date>
    <meta:editing-duration>P0D</meta:editing-duration>
    <meta:editing-cycles>1</meta:editing-cycles>
    <meta:document-statistic meta:table-count="0" meta:image-count="0" meta:object-count="0" meta:page-count="2" meta:paragraph-count="57" meta:word-count="173" meta:character-count="1283" meta:non-whitespace-character-count="1152"/>
    <meta:generator>LibreOffice/3.6$Windows_x86 LibreOffice_project/da8c1e6-fd468f4-454e206-f42a4a9-143cfd</meta:generator>
  </office:meta>
</office:document-meta>
</file>